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6.234cm" style:use-optimal-column-width="false"/>
    </style:style>
    <style:style style:name="co2" style:family="table-column">
      <style:table-column-properties style:column-width="6.233cm" style:use-optimal-column-width="false"/>
    </style:style>
    <style:style style:name="co3" style:family="table-column">
      <style:table-column-properties style:column-width="6.246cm" style:use-optimal-column-width="false"/>
    </style:style>
    <style:style style:name="co4" style:family="table-column">
      <style:table-column-properties style:column-width="4.798cm" style:use-optimal-column-width="false"/>
    </style:style>
    <style:style style:name="co5" style:family="table-column">
      <style:table-column-properties style:column-width="4.797cm" style:use-optimal-column-width="false"/>
    </style:style>
    <style:style style:name="co6" style:family="table-column">
      <style:table-column-properties style:column-width="4.803cm" style:use-optimal-column-width="false"/>
    </style:style>
    <style:style style:name="co7" style:family="table-column">
      <style:table-column-properties style:column-width="4.806cm" style:use-optimal-column-width="false"/>
    </style:style>
    <style:style style:name="co8" style:family="table-column">
      <style:table-column-properties style:column-width="4.123cm" style:use-optimal-column-width="false"/>
    </style:style>
    <style:style style:name="co9" style:family="table-column">
      <style:table-column-properties style:column-width="4.119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2.181cm"/>
    </style:style>
    <style:style style:name="ro3" style:family="table-row">
      <style:table-row-properties style:row-height="2.2cm"/>
    </style:style>
    <style:style style:name="ro4" style:family="table-row">
      <style:table-row-properties style:row-height="2.135cm"/>
    </style:style>
    <style:style style:name="ro5" style:family="table-row">
      <style:table-row-properties style:row-height="2.138cm"/>
    </style:style>
    <style:style style:name="ro6" style:family="table-row">
      <style:table-row-properties style:row-height="2.919cm"/>
    </style:style>
    <style:style style:name="ro7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ce5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6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8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9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10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margin-left="0cm" fo:margin-right="0cm" fo:line-height="93%" fo:text-align="center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line-height="93%" fo:text-align="end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4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9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</text:span><text:span text:style-name="T1">異 動</text:span></text:p>
              </text:list-header>
            </text:list>
          </draw:text-box>
        </draw:frame>
        <draw:frame draw:style-name="standard" draw:layer="layout" svg:width="18.712cm" svg:height="8.606cm" svg:x="4.401cm" svg:y="4.49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2">1/1</text:span></text:p>
                    <text:p text:style-name="P4"><text:span text:style-name="T2">(</text:span><text:span text:style-name="T3">一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1/25(</text:span><text:span text:style-name="T3">四</text:span><text:span text:style-name="T2">) ~</text:span></text:p>
                  </text:list-header>
                  <text:list-item>
                    <text:p text:style-name="P4"><text:span text:style-name="T2">1/29(</text:span><text:span text:style-name="T2">一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 table:number-rows-spanned="3">
                <text:list text:style-name="L2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table-cell table:style-name="ce4" table:number-rows-spanned="3">
                <text:list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7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1" presentation:class="page"/>
          <draw:frame presentation:style-name="pr2" draw:text-style-name="P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custom-shape draw:name="Text Box 59" draw:style-name="gr2" draw:text-style-name="P7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5">
              <table:table-cell/>
              <table:table-cell>
                <text:list text:style-name="L1">
                  <text:list-header>
                    <text:p text:style-name="P4"><text:span text:style-name="T2">7/4</text:span></text:p>
                    <text:p text:style-name="P4"><text:span text:style-name="T2">(</text:span><text:span text:style-name="T3">二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7/5</text:span></text:p>
                    <text:p text:style-name="P4"><text:span text:style-name="T2">(</text:span><text:span text:style-name="T3">三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5">7/6</text:span></text:p>
                  </text:list-header>
                  <text:list-item>
                    <text:p text:style-name="P4"><text:span text:style-name="T2">(</text:span><text:span text:style-name="T2">四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6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7" table:number-columns-spanned="3" table:number-rows-spanned="3">
                <text:p text:style-name="P9">員工旅遊　休診３日</text:p>
              </table:table-cell>
              <table:covered-table-cell table:style-name="ce8"/>
              <table:covered-table-cell table:style-name="ce9"/>
            </table:table-row>
            <table:table-row table:style-name="ro2">
              <table:table-cell table:style-name="ce6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covered-table-cell table:style-name="ce10"/>
              <table:covered-table-cell table:style-name="ce11"/>
              <table:covered-table-cell table:style-name="ce12"/>
            </table:table-row>
            <table:table-row table:style-name="ro2">
              <table:table-cell table:style-name="ce6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covered-table-cell table:style-name="ce10"/>
              <table:covered-table-cell table:style-name="ce11"/>
              <table:covered-table-cell table:style-name="ce1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2" draw:text-style-name="P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2">5/29</text:span></text:p>
                    <text:p text:style-name="P4"><text:span text:style-name="T2">(</text:span><text:span text:style-name="T3">一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5/30</text:span></text:p>
                    <text:p text:style-name="P4"><text:span text:style-name="T2">(</text:span><text:span text:style-name="T3">二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5/31(</text:span><text:span text:style-name="T3">三</text:span><text:span text:style-name="T2">) ~</text:span></text:p>
                  </text:list-header>
                  <text:list-item>
                    <text:p text:style-name="P4"><text:span text:style-name="T2">6/5(</text:span><text:span text:style-name="T2">一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0"><text:span text:style-name="T6">正常門診</text:span></text:p>
                  </text:list-header>
                </text:list>
              </table:table-cell>
              <table:table-cell>
                <text:p text:style-name="P10"><text:span text:style-name="T6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name="Text Box 59" draw:style-name="gr2" draw:text-style-name="P7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2">1/26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1/27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1/28(</text:span><text:span text:style-name="T3">六</text:span><text:span text:style-name="T2">) ~</text:span></text:p>
                  </text:list-header>
                  <text:list-item>
                    <text:p text:style-name="P4"><text:span text:style-name="T2">2/1(</text:span><text:span text:style-name="T2">三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0"><text:span text:style-name="T6">正常門診</text:span></text:p>
                  </text:list-header>
                </text:list>
              </table:table-cell>
              <table:table-cell>
                <text:p text:style-name="P10"><text:span text:style-name="T6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10"><text:span text:style-name="T6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Text Box 59" draw:style-name="gr2" draw:text-style-name="P7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" draw:text-style-name="P13" draw:layer="layout" svg:width="9.111cm" svg:height="1.482cm" svg:x="11.884cm" svg:y="28.213cm">
            <text:list text:style-name="L1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4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742cm" svg:x="4.402cm" svg:y="4.361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list text:style-name="L1">
                  <text:list-header>
                    <text:p text:style-name="P4"><text:span text:style-name="T2">9/15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9/16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9/17</text:span></text:p>
                    <text:p text:style-name="P4"><text:span text:style-name="T2">(</text:span><text:span text:style-name="T3">六</text:span><text:span text:style-name="T2">) 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0"><text:span text:style-name="T6">正常門診</text:span></text:p>
                  </text:list-header>
                </text:list>
              </table:table-cell>
              <table:table-cell>
                <text:p text:style-name="P10"><text:span text:style-name="T6">正常門診</text:span></text:p>
              </table:table-cell>
              <table:table-cell>
                <text:list text:continue-numbering="true" text:style-name="L1">
                  <text:list-header>
                    <text:p text:style-name="P6"><text:span text:style-name="T6">正常門診</text:span></text:p>
                  </text:list-header>
                </text:list>
              </table:table-cell>
            </table:table-row>
            <table:table-row table:style-name="ro5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6">正常門診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59" draw:style-name="gr6" draw:text-style-name="P7" draw:layer="layout" svg:width="19.2cm" svg:height="2.505cm" svg:x="4.402cm" svg:y="12.863cm">
          <text:list text:style-name="L1">
            <text:list-header>
              <text:p text:style-name="P14"><text:span text:style-name="T8">2</text:span><text:span text:style-name="T9">月</text:span><text:span text:style-name="T8">6</text:span><text:span text:style-name="T9">日（六）～</text:span><text:span text:style-name="T8">2</text:span><text:span text:style-name="T9">月</text:span><text:span text:style-name="T8">14</text:span><text:span text:style-name="T9">日（日）休診</text:span><text:span text:style-name="T8"><text:line-break/></text:span><text:span text:style-name="T8">2</text:span><text:span text:style-name="T9">月</text:span><text:span text:style-name="T8">15</text:span><text:span text:style-name="T9">日</text:span><text:span text:style-name="T8">(</text:span><text:span text:style-name="T9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5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8"/>
            <table:table-row table:style-name="ro6" table:default-cell-style-name="ce1">
              <table:table-cell>
                <text:list text:style-name="L1">
                  <text:list-header>
                    <text:p text:style-name="P4"><text:span text:style-name="T2">6/9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0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1</text:span></text:p>
                    <text:p text:style-name="P4"><text:span text:style-name="T2">(</text:span><text:span text:style-name="T3">六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2</text:span></text:p>
                    <text:p text:style-name="P4"><text:span text:style-name="T2">(</text:span><text:span text:style-name="T3">日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3</text:span></text:p>
                    <text:p text:style-name="P4"><text:span text:style-name="T2">(</text:span><text:span text:style-name="T3">一</text:span><text:span text:style-name="T2">)</text:span></text:p>
                  </text:list-header>
                </text:list>
              </table:table-cell>
            </table:table-row>
            <table:table-row table:style-name="ro7" table:default-cell-style-name="ce1">
              <table:table-cell table:style-name="ce4" table:number-columns-spanned="5">
                <text:list text:continue-numbering="true" text:style-name="L1">
                  <text:list-header>
                    <text:p text:style-name="P6"><text:span text:style-name="T4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name="Text Box 59" draw:style-name="gr7" draw:text-style-name="P7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6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1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1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7-12-04T14:09:10.264683466</dc:date>
    <meta:editing-cycles>9</meta:editing-cycles>
    <meta:editing-duration>PT1H39M51S</meta:editing-duration>
    <meta:generator>LibreOffice/5.1.6.2$Linux_X86_64 LibreOffice_project/10m0$Build-2</meta:generator>
    <meta:document-statistic meta:object-count="57"/>
  </office:meta>
</office:document-meta>
</file>